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3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4" style:family="paragraph" style:parent-style-name="Text_20_body">
      <style:text-properties officeooo:rsid="0021eca3" officeooo:paragraph-rsid="0021eca3"/>
    </style:style>
    <style:style style:name="P5" style:family="paragraph" style:parent-style-name="Text_20_body">
      <style:text-properties officeooo:rsid="0021eca3" officeooo:paragraph-rsid="00316f65"/>
    </style:style>
    <style:style style:name="P6" style:family="paragraph" style:parent-style-name="Text_20_body">
      <style:text-properties officeooo:rsid="0021eca3" officeooo:paragraph-rsid="003718ad"/>
    </style:style>
    <style:style style:name="P7" style:family="paragraph" style:parent-style-name="Text_20_body">
      <style:text-properties officeooo:rsid="002f7d8a" officeooo:paragraph-rsid="002f7d8a"/>
    </style:style>
    <style:style style:name="P8" style:family="paragraph" style:parent-style-name="Standard">
      <style:text-properties officeooo:paragraph-rsid="002230db"/>
    </style:style>
    <style:style style:name="P9" style:family="paragraph" style:parent-style-name="Standard">
      <style:text-properties fo:color="#333333" style:font-name="Liberation Serif" fo:font-size="12pt" officeooo:rsid="002b214f" officeooo:paragraph-rsid="0034551d" style:font-size-asian="12pt" style:font-size-complex="12pt"/>
    </style:style>
    <style:style style:name="P10" style:family="paragraph" style:parent-style-name="Standard">
      <style:text-properties fo:color="#333333" style:font-name="Liberation Serif" fo:font-size="12pt" officeooo:rsid="0034551d" officeooo:paragraph-rsid="0034551d" style:font-size-asian="12pt" style:font-size-complex="12pt"/>
    </style:style>
    <style:style style:name="P11" style:family="paragraph" style:parent-style-name="Standard">
      <style:text-properties officeooo:rsid="00316f65" officeooo:paragraph-rsid="00316f65"/>
    </style:style>
    <style:style style:name="P12" style:family="paragraph" style:parent-style-name="Standard">
      <style:text-properties officeooo:rsid="00316f65" officeooo:paragraph-rsid="003b20f4"/>
    </style:style>
    <style:style style:name="P13" style:family="paragraph" style:parent-style-name="Standard">
      <style:text-properties officeooo:rsid="00339791" officeooo:paragraph-rsid="00339791"/>
    </style:style>
    <style:style style:name="P14" style:family="paragraph" style:parent-style-name="Standard">
      <style:text-properties officeooo:rsid="00373727" officeooo:paragraph-rsid="00373727"/>
    </style:style>
    <style:style style:name="P15" style:family="paragraph" style:parent-style-name="Standard">
      <style:text-properties officeooo:rsid="003330cb" officeooo:paragraph-rsid="003330cb"/>
    </style:style>
    <style:style style:name="P16" style:family="paragraph" style:parent-style-name="Standard" style:list-style-name="L2">
      <style:text-properties officeooo:paragraph-rsid="00352b1e"/>
    </style:style>
    <style:style style:name="P17" style:family="paragraph" style:parent-style-name="Standard" style:list-style-name="L2">
      <style:text-properties officeooo:rsid="003330cb" officeooo:paragraph-rsid="00352b1e"/>
    </style:style>
    <style:style style:name="P18" style:family="paragraph" style:parent-style-name="Standard" style:list-style-name="L2">
      <style:text-properties officeooo:rsid="00352b1e" officeooo:paragraph-rsid="00352b1e"/>
    </style:style>
    <style:style style:name="P19" style:family="paragraph" style:parent-style-name="Text_20_body" style:list-style-name="L1">
      <style:text-properties officeooo:rsid="00136be5" officeooo:paragraph-rsid="00234a80"/>
    </style:style>
    <style:style style:name="P20" style:family="paragraph" style:parent-style-name="Text_20_body">
      <style:text-properties fo:font-weight="bold" officeooo:rsid="003ba0b8" officeooo:paragraph-rsid="003ba0b8" style:font-weight-asian="bold" style:font-weight-complex="bold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officeooo:rsid="003b20f4" officeooo:paragraph-rsid="003b20f4"/>
    </style:style>
    <style:style style:name="P22" style:family="paragraph" style:parent-style-name="Title">
      <style:text-properties officeooo:rsid="003ba0b8" officeooo:paragraph-rsid="003ba0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6f65" style:font-weight-asian="bold" style:font-weight-complex="bold"/>
    </style:style>
    <style:style style:name="T3" style:family="text">
      <style:text-properties fo:font-weight="bold" officeooo:rsid="003330cb" style:font-weight-asian="bold" style:font-weight-complex="bold"/>
    </style:style>
    <style:style style:name="T4" style:family="text">
      <style:text-properties fo:font-weight="bold" officeooo:rsid="00352b1e" style:font-weight-asian="bold" style:font-weight-complex="bold"/>
    </style:style>
    <style:style style:name="T5" style:family="text">
      <style:text-properties fo:font-weight="bold" officeooo:rsid="003718ad" style:font-weight-asian="bold" style:font-weight-complex="bold"/>
    </style:style>
    <style:style style:name="T6" style:family="text">
      <style:text-properties officeooo:rsid="002f7d8a"/>
    </style:style>
    <style:style style:name="T7" style:family="text">
      <style:text-properties officeooo:rsid="0034551d"/>
    </style:style>
    <style:style style:name="T8" style:family="text">
      <style:text-properties officeooo:rsid="003718ad"/>
    </style:style>
    <style:style style:name="T9" style:family="text">
      <style:text-properties officeooo:rsid="003ba0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rduino – Raspberry Pi - Firebase</text:p>
      <text:p text:style-name="P7"><text:span text:style-name="T9">Combination of mentioned tools</text:span>.</text:p>
      <text:p text:style-name="P2"><text:span text:style-name="T6">Goals</text:span>:</text:p>
      <text:list xml:id="list6718999831366031868" text:style-name="L1">
        <text:list-item>
          <text:p text:style-name="P21">Arduino Uno measures temperature and sends it to serial port</text:p>
        </text:list-item>
        <text:list-item>
          <text:p text:style-name="P21">Raspberry Pi listen serial port and reads data from it.</text:p>
        </text:list-item>
        <text:list-item>
          <text:p text:style-name="P21">Raspberry Pi sends data to Firebase -cloud</text:p>
        </text:list-item>
        <text:list-item>
          <text:p text:style-name="P21">… More?</text:p>
          <text:p text:style-name="P19"/>
        </text:list-item>
      </text:list>
      <text:p text:style-name="P3">1. <text:span text:style-name="T8">Raspberry Pi</text:span></text:p>
      <text:p text:style-name="P7">Raspberry Pi installation…</text:p>
      <text:p text:style-name="P7">Webserver installation: sudo apt-get install apache2 -y</text:p>
      <text:p text:style-name="P7"/>
      <text:p text:style-name="P4"><text:span text:style-name="T1">2. </text:span><text:span text:style-name="T2">Arduino</text:span></text:p>
      <text:p text:style-name="P11">Arduino instructions for temperature measuring </text:p>
      <text:p text:style-name="P11"><text:a xlink:type="simple" xlink:href="https://rominirani.com/firebase-iot-tutorial-46203a92f869#.ag03d4164" text:style-name="Internet_20_link" text:visited-style-name="Visited_20_Internet_20_Link">https://rominirani.com/firebase-iot-tutorial-46203a92f869#.ag03d4164</text:a></text:p>
      <text:p text:style-name="P11"/>
      <text:p text:style-name="P11">…</text:p>
      <text:p text:style-name="P6"><text:span text:style-name="T5">3</text:span><text:span text:style-name="T1">. </text:span><text:span text:style-name="T5">Firebase</text:span></text:p>
      <text:p text:style-name="P12"><text:a xlink:type="simple" xlink:href="https://rominirani.com/firebase-iot-tutorial-46203a92f869#.ag03d4164" text:style-name="Internet_20_link" text:visited-style-name="Visited_20_Internet_20_Link">https://rominirani.com/firebase-iot-tutorial-46203a92f869#.ag03d4164</text:a></text:p>
      <text:p text:style-name="P12">…</text:p>
      <text:p text:style-name="P11"/>
      <text:p text:style-name="P5"><text:span text:style-name="T3">3</text:span><text:span text:style-name="T1">. </text:span><text:span text:style-name="T5">P</text:span><text:span text:style-name="T4">y</text:span><text:span text:style-name="T3">thon code</text:span></text:p>
      <text:p text:style-name="P14"><text:a xlink:type="simple" xlink:href="https://github.com/miksa007/arduinoTemp/blob/master/serialRead.py" text:style-name="Internet_20_link" text:visited-style-name="Visited_20_Internet_20_Link">https://github.com/miksa007/arduinoTemp/blob/master/serialRead.py</text:a></text:p>
      <text:p text:style-name="P14"/>
      <text:p text:style-name="P13"/>
      <text:p text:style-name="P13"/>
      <text:p text:style-name="P15">Raspberry Pi need some configuration</text:p>
      <text:list xml:id="list6247354375891791905" text:style-name="L2">
        <text:list-item>
          <text:p text:style-name="P17">sudo usermod -a -G dialout pi <text:s text:c="2"/></text:p>
          <text:list>
            <text:list-item>
              <text:p text:style-name="P18">This add user pi to <text:s/>group dialout</text:p>
            </text:list-item>
          </text:list>
        </text:list-item>
        <text:list-item>
          <text:p text:style-name="P18">Create file /etc/udev/rules.d/55-odd.rules . File consists of line: </text:p>
          <text:list>
            <text:list-item>
              <text:p text:style-name="P16"><text:span text:style-name="Source_20_Text">KERNEL=="ttyACM0", SYMLINK+="ttyS7"</text:span></text:p>
            </text:list-item>
          </text:list>
        </text:list-item>
        <text:list-item>
          <text:p text:style-name="P18">This give right to use port to the pi user. </text:p>
        </text:list-item>
      </text:list>
      <text:p text:style-name="P8"/>
      <text:p text:style-name="P20">Links:</text:p>
      <text:p text:style-name="P9"><text:a xlink:type="simple" xlink:href="https://rominirani.com/firebase-iot-tutorial-46203a92f869#.ag03d4164" text:style-name="Internet_20_link" text:visited-style-name="Visited_20_Internet_20_Link"><text:span text:style-name="T7">https://rominirani.com/firebase-iot-tutorial-46203a92f869#.ag03d4164</text:span></text:a></text:p>
      <text:p text:style-name="P10"><text:a xlink:type="simple" xlink:href="http://ictoblog.nl/raspberry-pi/arduino-raspberry-pi-measuring-temperature-and-humidity" text:style-name="Internet_20_link" text:visited-style-name="Visited_20_Internet_20_Link">http://ictoblog.nl/raspberry-pi/arduino-raspberry-pi-measuring-temperature-and-humidity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80" text:date-value="2016-09-26T13:37:21.077165259" text:fixed="true">26. Sep. 20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7-10-13T11:26:54.782759998</dc:date>
    <meta:editing-duration>PT5H26M5S</meta:editing-duration>
    <meta:editing-cycles>26</meta:editing-cycles>
    <meta:generator>LibreOffice/5.2.7.2$Linux_X86_64 LibreOffice_project/20m0$Build-2</meta:generator>
    <meta:print-date>2015-01-16T08:45:15.004000000</meta:print-date>
    <meta:document-statistic meta:table-count="0" meta:image-count="0" meta:object-count="0" meta:page-count="1" meta:paragraph-count="30" meta:word-count="124" meta:character-count="1067" meta:non-whitespace-character-count="973"/>
  </office:meta>
</office:document-meta>
</file>